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font-weight-asian="bold" style:font-weight-complex="bold"/>
    </style:style>
    <style:style style:name="P3" style:family="paragraph" style:parent-style-name="Text_20_body">
      <style:paragraph-properties fo:margin-top="0cm" fo:margin-bottom="0cm"/>
      <style:text-properties style:font-name="Liberation Sans Narrow"/>
    </style:style>
    <style:style style:name="P4" style:family="paragraph" style:parent-style-name="Text_20_body">
      <style:paragraph-properties fo:margin-top="0cm" fo:margin-bottom="0cm"/>
      <style:text-properties style:font-name="Liberation Sans Narrow" fo:font-weight="bold" style:font-weight-asian="bold" style:font-weight-complex="bold"/>
    </style:style>
    <style:style style:name="P5" style:family="paragraph" style:parent-style-name="Text_20_body">
      <style:paragraph-properties fo:margin-top="0cm" fo:margin-bottom="0cm"/>
      <style:text-properties fo:font-weight="normal" style:font-weight-asian="normal" style:font-weight-complex="normal"/>
    </style:style>
    <style:style style:name="P6" style:family="paragraph" style:parent-style-name="Text_20_body">
      <style:paragraph-properties fo:margin-top="0cm" fo:margin-bottom="0cm"/>
      <style:text-properties style:font-name="Liberation Serif"/>
    </style:style>
    <style:style style:name="P7" style:family="paragraph" style:parent-style-name="Text_20_body">
      <style:paragraph-properties fo:margin-top="0cm" fo:margin-bottom="0cm"/>
      <style:text-properties style:font-name="Liberation Serif" fo:font-weight="bold" style:font-weight-asian="bold" style:font-weight-complex="bold"/>
    </style:style>
    <style:style style:name="P8" style:family="paragraph" style:parent-style-name="Text_20_body">
      <style:paragraph-properties fo:margin-top="0cm" fo:margin-bottom="0cm"/>
      <style:text-properties style:font-name="Liberation Serif" fo:font-size="12pt" style:font-size-asian="12pt" style:font-size-complex="12pt"/>
    </style:style>
    <style:style style:name="P9" style:family="paragraph" style:parent-style-name="Text_20_body">
      <style:paragraph-properties fo:margin-top="0cm" fo:margin-bottom="0cm"/>
      <style:text-properties style:font-name="Liberation Serif" fo:font-size="12pt" fo:font-weight="bold" style:font-size-asian="12pt" style:font-weight-asian="bold" style:font-size-complex="12pt" style:font-weight-complex="bold"/>
    </style:style>
    <style:style style:name="P10" style:family="paragraph" style:parent-style-name="Text_20_body">
      <style:paragraph-properties fo:margin-top="0cm" fo:margin-bottom="0cm"/>
      <style:text-properties style:font-name="Liberation Serif" fo:font-size="12pt" fo:font-weight="normal" style:font-size-asian="12pt" style:font-weight-asian="normal" style:font-size-complex="12pt" style:font-weight-complex="normal"/>
    </style:style>
    <style:style style:name="P11" style:family="paragraph" style:parent-style-name="Text_20_body">
      <style:paragraph-properties fo:margin-top="0cm" fo:margin-bottom="0cm"/>
      <style:text-properties style:font-name="Liberation Serif"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Heading_20_1">
      <style:paragraph-properties fo:break-before="page"/>
    </style:style>
    <style:style style:name="T1" style:family="text">
      <style:text-properties style:font-name="Liberation Serif" fo:font-size="12pt" style:font-size-asian="12pt" style:font-size-complex="12pt"/>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gduino Introducing Random Numbers and Switch Case Statements</text:p>
      <text:p text:style-name="Standard"/>
      <text:p text:style-name="Standard"/>
      <text:p text:style-name="Standard">Draft only</text:p>
      <text:p text:style-name="Standard"/>
      <text:p text:style-name="Standard"/>
      <text:section text:style-name="Sect1" text:name="Section1">
        <text:p text:style-name="Standard"/>
      </text:section>
      <text:p text:style-name="Standard"/>
      <text:h text:style-name="P14" text:outline-level="1">Computers Do Boring Jobs Really Well</text:h>
      <text:p text:style-name="Text_20_body">As you know, we rely on computers in our everyday lives to keep on doing those boring but important tasks that we rely on. Without computers, our mobile phones would not work, there would be no TV and planes would collide in the sky above our heads.</text:p>
      <text:p text:style-name="Text_20_body">As you have seen, computer programs use loops to perform the same tasks reliably. Unfortunately our colour scheme for the Engduino is a bit boring – all reds and blues. In this tutorial we will learn how to use random numbers to select one of six different colours at random as each LED is switched on.</text:p>
      <text:h text:style-name="Heading_20_1" text:outline-level="1">Do While and Random Numbers</text:h>
      <text:p text:style-name="Text_20_body">In this tutorial we will use a <text:span text:style-name="T3">switch case</text:span> construct inside a <text:span text:style-name="T3">do while</text:span> statement's loop.</text:p>
      <text:h text:style-name="Heading_20_1" text:outline-level="1">Two variables</text:h>
      <text:p text:style-name="P1">First we declare two variables, one for the number of the LED and one for a random number. We will then use a <text:span text:style-name="T3">switch case</text:span> construct to turn on each LED to a different colour, depending on the random number chosen.</text:p>
      <text:p text:style-name="P1"/>
      <text:p text:style-name="P1">Here is the first section of code with the command to include the Engduino LED library and the <text:s/>variables:</text:p>
      <text:p text:style-name="P1"/>
      <text:p text:style-name="P2">#include &lt;EngduinoLEDs.h&gt;</text:p>
      <text:p text:style-name="P2"/>
      <text:p text:style-name="P2">int i = 1; </text:p>
      <text:p text:style-name="P2">int a; // variable for the random number</text:p>
      <text:p text:style-name="P1"/>
      <text:p text:style-name="P1">We have given the variable i a starting value of 1 so that it switches on LED 1 when the <text:span text:style-name="T3">do while</text:span> statement runs for the first time. </text:p>
      <text:p text:style-name="P1"/>
      <text:p text:style-name="P1">In the second section of code <text:span text:style-name="T1">we do some setting up. As you know by now, the setup section runs when we upload our program to the Engduino or restart it.</text:span></text:p>
      <text:p text:style-name="P8"/>
      <text:p text:style-name="P9">void setup(){</text:p>
      <text:p text:style-name="P9"><text:s text:c="2"/>EngduinoLEDs.begin();</text:p>
      <text:p text:style-name="P9">}</text:p>
      <text:p text:style-name="P9"/>
      <text:p text:style-name="P5"><text:span text:style-name="T1">The third section of the code is a loop that runs for ever, as in the tutorial on Jewellery Making. Inside this loop we will write a </text:span><text:span text:style-name="T2">do while</text:span><text:span text:style-name="T1"> statement to switch on each LED in turn until we reach LED 16. Within the </text:span><text:span text:style-name="T2">do while</text:span><text:span text:style-name="T1"> statement's loop we will generate a random number and use a </text:span><text:span text:style-name="T2">switch case</text:span><text:span text:style-name="T1"> construct to switch on the LED to a different colour for each random number.</text:span></text:p>
      <text:p text:style-name="P10"/>
      <text:p text:style-name="P10">To generate a random number and store it in the variable a, we will try:</text:p>
      <text:p text:style-name="P10"/>
      <text:p text:style-name="P10">a = random(7);</text:p>
      <text:p text:style-name="P10"/>
      <text:p text:style-name="P5"><text:span text:style-name="T1">random(7) generates a random number up to but not including 7. The highest random number it can </text:span><text:soft-page-break/><text:span text:style-name="T1">generate is 6, which seems ideal as we want to assign one of six different colours to each number.</text:span></text:p>
      <text:p text:style-name="P10"/>
      <text:p text:style-name="P10">As before, we will build up the code in stages.</text:p>
      <text:p text:style-name="P10"/>
      <text:p text:style-name="P9">void loop()} // loop that runs for ever – note the opening and closing curly braces</text:p>
      <text:p text:style-name="P9"/>
      <text:p text:style-name="P4">}</text:p>
      <text:p text:style-name="P3"/>
      <text:p text:style-name="P6">Now we add the <text:span text:style-name="T3">do</text:span> <text:span text:style-name="T3">while</text:span> statement.</text:p>
      <text:p text:style-name="P3"/>
      <text:p text:style-name="P7">void loop(){</text:p>
      <text:p text:style-name="P7"><text:s text:c="2"/>do</text:p>
      <text:p text:style-name="P7"><text:s text:c="2"/>{ // the do while statement has its own set of curly braces</text:p>
      <text:p text:style-name="P7"><text:s text:c="6"/>a = random(7);</text:p>
      <text:p text:style-name="P7"><text:s text:c="6"/>// space for switch case to control the LED colour depending on the random number <text:s/></text:p>
      <text:p text:style-name="P7"><text:s text:c="6"/>delay(500);</text:p>
      <text:p text:style-name="P7"><text:s text:c="6"/>i++;</text:p>
      <text:p text:style-name="P7"><text:s text:c="3"/>} <text:s text:c="2"/>while (i &lt;=16); // closing curly brace for do while statement</text:p>
      <text:p text:style-name="P7"><text:s text:c="3"/>delay(1000);</text:p>
      <text:p text:style-name="P7"><text:s text:c="3"/>EngduinoLEDs.setAll(OFF);</text:p>
      <text:p text:style-name="P7"><text:s text:c="3"/>delay(1000);</text:p>
      <text:p text:style-name="P7"><text:s text:c="3"/>i = 1;</text:p>
      <text:p text:style-name="P7"><text:s/>} <text:s/>// closing curly brace belonging to the loop</text:p>
      <text:p text:style-name="P6"/>
      <text:p text:style-name="P6">If you have worked through the previous tutorials, this will all be familiar to you, apart from the random number.</text:p>
      <text:p text:style-name="P6"/>
      <text:h text:style-name="Heading_20_1" text:outline-level="1">Switch Case</text:h>
      <text:p text:style-name="P6">We now need a way of switching an LED to RED if the random number is 1, GREEN if it is 2, MAGENTA for 3 and so on. Obviously, you can decide on the colour to go with each number.</text:p>
      <text:p text:style-name="P6"/>
      <text:p text:style-name="P6">We will now replace the comment line:</text:p>
      <text:p text:style-name="P7"><text:s/>// space for switch case to control the LED colour depending on the random number <text:s/></text:p>
      <text:p text:style-name="P6"/>
      <text:p text:style-name="P6">Here is the start of the code:</text:p>
      <text:p text:style-name="P6"/>
      <text:p text:style-name="P7">switch(a)</text:p>
      <text:p text:style-name="P7"><text:s text:c="2"/>{</text:p>
      <text:p text:style-name="P7"><text:s text:c="2"/>case 1:</text:p>
      <text:p text:style-name="P7"><text:s text:c="5"/>EngduinoLEDs.setLED(i, RED);</text:p>
      <text:p text:style-name="P7"><text:s text:c="5"/>break;</text:p>
      <text:p text:style-name="P7"><text:s text:c="2"/>case 2:</text:p>
      <text:p text:style-name="P7"><text:s text:c="5"/>EngduinoLEDs.setLED(i, GREEN);</text:p>
      <text:p text:style-name="P7"><text:s text:c="5"/>break;</text:p>
      <text:p text:style-name="P7"><text:s text:c="2"/>case 3:</text:p>
      <text:p text:style-name="P7"><text:s text:c="5"/>EngduinoLEDs.setLED(i, MAGENTA);</text:p>
      <text:p text:style-name="P7"><text:s text:c="2"/>case 4:</text:p>
      <text:p text:style-name="P7"><text:soft-page-break/></text:p>
      <text:p text:style-name="P7"><text:s text:c="4"/>// You can finish this yourself</text:p>
      <text:p text:style-name="P7"><text:s text:c="3"/>} // Don't forget the closing curly brace for the switch case construct</text:p>
      <text:p text:style-name="P7"/>
      <text:p text:style-name="P11">The break command allows the code execution to leave the switch case construct when it has found a colour match for the random number.</text:p>
      <text:h text:style-name="Heading_20_1" text:outline-level="1">Troubleshooting the Verify, Compile, Upload Process</text:h>
      <text:p text:style-name="Text_20_body">You know what to do by now!</text:p>
      <text:p text:style-name="Text_20_body">Make sure that you have no missing semi colons. Make sure that your curly braces live in pairs.</text:p>
      <text:p text:style-name="Text_20_body">Troubleshoot until you are successful. Make a note of any errors or difficulties you had so that you can avoid them in future.</text:p>
      <text:h text:style-name="Heading_20_1" text:outline-level="1">Is the Engduino Broken?</text:h>
      <text:p text:style-name="Text_20_body">There seems to be a bit of a problem. Some LEDs do not light up.</text:p>
      <text:p text:style-name="Text_20_body">This is because our random number function generates numbers in the range 0 to 6. There is no colour for zero. Go back and change the line</text:p>
      <text:p text:style-name="P13">a = random(7);</text:p>
      <text:p text:style-name="Text_20_body">to </text:p>
      <text:p text:style-name="P13">a = random(1,7);</text:p>
      <text:p text:style-name="P12">If you have done any coding in Python, you may remember that </text:p>
      <text:p text:style-name="P13">for n in range(1,6):</text:p>
      <text:p text:style-name="P12">repeats, starting at 1 and going up to but not including 6.</text:p>
      <text:p text:style-name="Text_20_body"/>
      <text:p text:style-name="Text_20_body"/>
      <text:p text:style-name="P6"/>
      <text:p text:style-name="P6"/>
      <text:p text:style-name="P6"/>
      <text:p text:style-name="P6"/>
      <text:p text:style-name="P6"/>
      <text:p text:style-name="P1"/>
      <text:p text:style-name="P1"/>
      <text:p text:style-name="P1"/>
      <text:p text:style-name="P1"/>
      <text:p text:style-name="P1"/>
      <text:p text:style-name="P1"/>
      <text:p text:style-name="Text_20_body"/>
      <text:p text:style-name="Text_20_body"/>
      <text:p text:style-name="P12"/>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fford French</meta:initial-creator>
    <meta:creation-date>2013-08-06T16:19:49</meta:creation-date>
    <dc:date>2013-08-07T09:32:35</dc:date>
    <dc:creator>Clifford French</dc:creator>
    <meta:editing-duration>PT4H27M55S</meta:editing-duration>
    <meta:editing-cycles>8</meta:editing-cycles>
    <meta:generator>LibreOffice/3.5$Linux_X86_64 LibreOffice_project/350m1$Build-2</meta:generator>
    <meta:document-statistic meta:table-count="0" meta:image-count="0" meta:object-count="0" meta:page-count="5" meta:paragraph-count="72" meta:word-count="790" meta:character-count="4288" meta:non-whitespace-character-count="3469"/>
  </office:meta>
</office:document-meta>
</file>